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概述</text:h>
      <text:p text:style-name="Standard"><text:tab/>随着集成电路制造技术的发展，电子系统变得越来越复杂，人们已经可以把复杂的电子系统集成到一个芯片上，就是所谓的片上系统&lt;soc&gt;。片上系统集成的东西越来越多，越来越复杂，这样复杂的一个系统对设计自动化的要求越来越高。</text:p>
      <text:p text:style-name="Standard"><text:tab/>为了提高soc时代集成电路的设计效率，人们提出了基于IP复用和基于高层次综合的设计方法。IP复用技术，人们希望像搭积木一样将一个复杂的集成电路构建起来；基于高层次综合的设计，首先对电路进行比寄存器传输级&lt;RTL&gt;更抽象的描述，然后利用高层次综合工具完成到RTL电路的转换。这两中方法有各自的长处，也有各自的缺点。</text:p>
      <text:p text:style-name="Standard"><text:tab/>无论采用什么样的设计方法学，人们都需要对soc时代的复杂电子系统进行描述，以选择合适的系统架构，进行软硬件划分、算法仿真等等。描述的级别越低，细节问题就越突出，对实际系统的仿真就越精准，完成建模所消耗的时间、仿真和验证时间就越长。相反，描述的抽象级别越高，完成建模所消耗的时间就越短，但对目标系统的描述也就越不精确。计算机的运行速度是有限的，设计人员必须在速度和精确性之间做出折中。</text:p>
      <text:p text:style-name="Standard"><text:tab/>随着系统越来越复杂和相比较之下市场时间越来越紧迫，人们迫切需要一种语言单一完成全部设计。这种语言必须能够用于描述各种不同的抽象级别，能够胜任软硬件的协同设计和验证，并且仿真速度快。总之，人们对系统级描述语言的要求是：高仿真速度和建模效率、时序和行为可分开建模、支持基于接口的设计、支持软硬件混合建模、支持从系统级到门级的无缝过度、支持系统级调试和系统性能分析等。</text:p>
      <text:p text:style-name="Standard"><text:tab/>System verilog、superlog 和 systemc；二者各有优点，systemc开放，得到了较广泛支持和发展。</text:p>
      <text:h text:style-name="Heading_20_1" text:outline-level="1">systemc基本语法</text:h>
      <text:h text:style-name="Heading_20_2" text:outline-level="2">模块</text:h>
      <text:p text:style-name="Standard"><text:tab/>模块化的管理允许设计者把复杂的电子系统划分成更易管理的模块。每个模块独立进行设计和验证，然后像搭积木一样搭成更大的模块。模块能够帮助在一个有许多不同设计者的设计组里分解复杂的设计。模块允许隐藏内部设计细节，这就使设计者必须在各个模块中使用公共的接口，使整个系统容易修改和维护，从而有利于设计复用。</text:p>
      <text:p text:style-name="Standard"><text:tab/>一个模块可以包含一些其他的systemc基本元素如端口、内部信号、内部数据、子模块、进程、构造函数和析构函数等。这写元素共同定义模块所表达的功能。</text:p>
      <text:h text:style-name="Heading_20_3" text:outline-level="3">模块定义</text:h>
      <text:p text:style-name="Standard"><text:tab/>有三种：</text:p>
      <text:p text:style-name="Standard"><text:tab/>SC_MODULE(MMU)</text:p>
      <text:p text:style-name="Standard"><text:tab/>{</text:p>
      <text:p text:style-name="Standard"><text:tab/>}</text:p>
      <text:p text:style-name="Standard"><text:tab/>class mmu : public sc_module<text:tab/><text:tab/><text:tab/>该声明所有成员都是私有的</text:p>
      <text:p text:style-name="Standard"><text:tab/>{</text:p>
      <text:p text:style-name="Standard"><text:tab/>}</text:p>
      <text:p text:style-name="Standard"><text:soft-page-break/><text:tab/>struct mmu : public sc_module<text:tab/><text:tab/>该声明所有成员都是公有的</text:p>
      <text:p text:style-name="Standard"><text:tab/>{</text:p>
      <text:p text:style-name="Standard"><text:tab/>}</text:p>
      <text:h text:style-name="Heading_20_3" text:outline-level="3">模块端口</text:h>
      <text:p text:style-name="Standard"><text:tab/>模块之间通过端口链接。端口分为in、out和inout三种类型。可以指定端口的数据类型、允许的数据类型包括c++基本数据类型，如bool、int、short、char等；或者是systemc专有数据类型，如：sc_int、sc_unit、sc_logic等；或者是用户定义类型中任何的数据类型。例如：</text:p>
      <text:p text:style-name="Standard"><text:tab/>SC_MODULE(fifo)</text:p>
      <text:p text:style-name="Standard"><text:tab/>{</text:p>
      <text:p text:style-name="Standard"><text:tab/><text:tab/>sc_in_clk<text:tab/><text:tab/><text:tab/>clk;</text:p>
      <text:p text:style-name="Standard"><text:tab/><text:tab/>sc_in&lt;bool&gt;<text:tab/><text:tab/><text:tab/>rst;</text:p>
      <text:p text:style-name="Standard"><text:tab/><text:tab/>sc_in&lt;bool&gt;<text:tab/><text:tab/><text:tab/>wr_en;</text:p>
      <text:p text:style-name="Standard"><text:tab/><text:tab/>sc_in&lt;bool&gt;<text:tab/><text:tab/><text:tab/>rd_en;</text:p>
      <text:p text:style-name="Standard"><text:tab/><text:tab/>sc_out&lt;bool&gt;<text:tab/><text:tab/>full, almost_full;</text:p>
      <text:p text:style-name="Standard"><text:tab/><text:tab/>sc_out&lt;bool&gt;<text:tab/><text:tab/>empty,almost_empty;</text:p>
      <text:p text:style-name="Standard"><text:tab/><text:tab/>sc_out&lt;unsigned short&gt; data_count;</text:p>
      <text:p text:style-name="Standard"><text:tab/><text:tab/>sc_out&lt;int&gt;<text:tab/><text:tab/><text:tab/>dout;</text:p>
      <text:p text:style-name="Standard"><text:tab/>}</text:p>
      <text:p text:style-name="Standard"><text:tab/>systemc的类库中预先定义的端口包括sc_in, sc_out, sc_inout。同时systemc允许通过对基本端口类型sc_port&lt;IF, N&gt;扩展生成更复杂的端口。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文泉驿正黑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文泉驿正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王树珂 Wang)</meta:initial-creator>
    <meta:creation-date>2014-05-27T14:15:26</meta:creation-date>
    <dc:date>2014-05-27T15:12:03</dc:date>
    <dc:creator>王树珂 Wang)</dc:creator>
    <meta:editing-duration>PT54M37S</meta:editing-duration>
    <meta:editing-cycles>37</meta:editing-cycles>
    <meta:generator>LibreOffice/3.5$Linux_X86_64 LibreOffice_project/350m1$Build-202</meta:generator>
    <meta:document-statistic meta:table-count="0" meta:image-count="0" meta:object-count="0" meta:page-count="2" meta:paragraph-count="35" meta:word-count="295" meta:character-count="1538" meta:non-whitespace-character-count="1569"/>
  </office:meta>
</office:document-meta>
</file>